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9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VANE CHUTA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HUTAS LLAMACPONCCA, IVANE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HANCCO FERNANDEZ, JAVI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4756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01:07:5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